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Heading3" style:master-page-name="MP0" style:family="paragraph">
      <style:paragraph-properties fo:break-before="page"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6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7" style:parent-style-name="DefaultParagraphFont" style:family="text">
      <style:text-properties style:font-name-complex="Times New Roman" fo:font-weight="normal" style:font-weight-asian="normal" style:font-weight-complex="normal" style:use-window-font-color="true" fo:font-size="14pt" style:font-size-asian="14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Arial" style:font-name-complex="Arial" fo:text-shadow="0.0416in 0.0243in 0in #9999FF" fo:color="#B2B2B2" fo:font-size="44pt" style:font-size-asian="44pt" style:font-size-complex="44pt" fo:language="az" fo:country="AZ"/>
    </style:style>
    <style:style style:name="P10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12" style:parent-style-name="DefaultParagraphFont" style:family="text">
      <style:text-properties style:font-name-complex="Times New Roman" fo:font-weight="normal" style:font-weight-asian="normal" style:font-weight-complex="normal" style:use-window-font-color="true" fo:font-size="14pt" style:font-size-asian="14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text-shadow="0.0416in 0.0243in 0in #9999FF" fo:color="#B2B2B2" fo:font-size="44pt" style:font-size-asian="44pt" style:font-size-complex="44pt" fo:language="az" fo:country="AZ"/>
    </style:style>
    <style:style style:name="P15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17" style:parent-style-name="DefaultParagraphFont" style:family="text">
      <style:text-properties style:font-name-complex="Times New Roman" fo:font-weight="normal" style:font-weight-asian="normal" style:font-weight-complex="normal" style:use-window-font-color="true" fo:font-size="14pt" style:font-size-asian="14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Arial" style:font-name-complex="Arial" fo:text-shadow="0.0416in 0.0243in 0in #9999FF" fo:color="#B2B2B2" fo:font-size="44pt" style:font-size-asian="44pt" style:font-size-complex="44pt" fo:language="az" fo:country="AZ"/>
    </style:style>
    <style:style style:name="P20" style:parent-style-name="Heading3" style:family="paragraph">
      <style:paragraph-properties fo:break-before="page"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21" style:parent-style-name="DefaultParagraphFont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22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23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4" style:parent-style-name="Heading3" style:family="paragraph">
      <style:paragraph-properties fo:margin-top="0in" fo:margin-left="0.0104in" fo:text-indent="0in">
        <style:tab-stops>
          <style:tab-stop style:type="left" style:position="-0.0104in"/>
        </style:tab-stops>
      </style:paragraph-properties>
    </style:style>
    <style:style style:name="T25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6" style:parent-style-name="Heading3" style:family="paragraph">
      <style:paragraph-properties fo:margin-top="0in" fo:margin-bottom="0in"/>
    </style:style>
    <style:style style:name="T27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T28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9" style:parent-style-name="Heading3" style:family="paragraph">
      <style:paragraph-properties fo:margin-top="0.1138in" fo:margin-bottom="0.0354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0" style:parent-style-name="Heading3" style:family="paragraph">
      <style:paragraph-properties fo:break-before="page"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31" style:parent-style-name="DefaultParagraphFont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32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33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P34" style:parent-style-name="Heading3" style:family="paragraph">
      <style:paragraph-properties fo:margin-top="0.0826in" fo:margin-bottom="0.0826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Heading3" style:family="paragraph">
      <style:paragraph-properties fo:margin-top="0.0826in" fo:margin-bottom="0.0826in"/>
    </style:style>
    <style:style style:name="T36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7" style:parent-style-name="Heading3" style:family="paragraph">
      <style:paragraph-properties fo:margin-top="0.0826in" fo:margin-bottom="0.0826in"/>
    </style:style>
    <style:style style:name="P38" style:parent-style-name="Heading3" style:family="paragraph">
      <style:paragraph-properties fo:break-before="page" fo:margin-top="0.1138in" fo:margin-bottom="0.0354in" fo:margin-left="0.0104in" fo:text-indent="0in">
        <style:tab-stops>
          <style:tab-stop style:type="left" style:position="-0.0104in"/>
        </style:tab-stops>
      </style:paragraph-properties>
      <style:text-properties fo:font-size="26pt" style:font-size-asian="26pt" style:font-size-complex="26pt"/>
    </style:style>
    <style:style style:name="P39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40" style:parent-style-name="DefaultParagraphFont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41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42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P43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44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P45" style:parent-style-name="Heading3" style:family="paragraph">
      <style:paragraph-properties fo:margin-top="0.0826in" fo:margin-bottom="0.0826in"/>
    </style:style>
    <style:style style:name="T46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47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48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9" style:parent-style-name="Heading3" style:family="paragraph">
      <style:paragraph-properties fo:margin-top="0.0826in" fo:margin-bottom="0.0826in"/>
    </style:style>
    <style:style style:name="T50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1" style:parent-style-name="DefaultParagraphFont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2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3" style:parent-style-name="Heading3" style:family="paragraph">
      <style:paragraph-properties fo:break-before="page" fo:margin-top="0.1138in" fo:margin-bottom="0.0354in" fo:margin-left="0.0104in" fo:text-indent="0in">
        <style:tab-stops>
          <style:tab-stop style:type="left" style:position="-0.0104in"/>
        </style:tab-stops>
      </style:paragraph-properties>
      <style:text-properties fo:font-size="26pt" style:font-size-asian="26pt" style:font-size-complex="26pt"/>
    </style:style>
    <style:style style:name="P54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55" style:parent-style-name="DefaultParagraphFont" style:family="text">
      <style:text-properties style:font-name="Times New Roman" style:font-name-complex="Times New Roman" style:use-window-font-color="true" fo:font-size="26pt" style:font-size-asian="26pt" style:font-size-complex="26pt"/>
    </style:style>
    <style:style style:name="P56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57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P58" style:parent-style-name="Heading3" style:family="paragraph">
      <style:paragraph-properties fo:margin-top="0.1138in" fo:margin-bottom="0.0354in" fo:margin-left="0.0104in" fo:text-indent="0in">
        <style:tab-stops>
          <style:tab-stop style:type="left" style:position="-0.0104in"/>
        </style:tab-stops>
      </style:paragraph-properties>
    </style:style>
    <style:style style:name="T59" style:parent-style-name="DefaultParagraphFont" style:family="text">
      <style:text-properties style:font-name="Times New Roman" style:font-name-complex="Times New Roman" style:use-window-font-color="true" fo:font-size="14pt" style:font-size-asian="14pt"/>
    </style:style>
    <style:style style:name="P60" style:parent-style-name="Heading3" style:family="paragraph">
      <style:paragraph-properties fo:margin-top="0in" fo:margin-bottom="0in"/>
    </style:style>
    <style:style style:name="T61" style:parent-style-name="DefaultParagraphFont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#ffffff" draw:opacity="100%" fo:clip="rect(0in, 0in, 0in, 0in)"/>
    </style:style>
    <style:style style:family="graphic" style:name="a4" style:parent-style-name="Graphics">
      <style:graphic-properties fo:border="0.01042in none" fo:background-color="#ffffff" draw:opacity="100%" fo:clip="rect(0in, 0in, 0in, 0in)"/>
    </style:style>
    <style:style style:family="graphic" style:name="a5" style:parent-style-name="Graphics">
      <style:graphic-properties fo:border="0.01042in none" fo:background-color="#ffffff" draw:opacity="100%" fo:clip="rect(0in, 0in, 0in,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frame draw:id="id0" draw:style-name="a0" draw:name="WordArt 2" text:anchor-type="as-char" svg:x="0in" svg:y="0in" svg:width="5.72639in" svg:height="1.24583in" style:rel-width="scale" style:rel-height="scale"><draw:text-box><text:p text:style-name="P8"><text:span text:style-name="T9">Знаменитые<text:s/></text:span></text:p></draw:text-box><svg:title/><svg:desc/></draw:frame></text:span></text:h>
      <text:h text:style-name="P10" text:outline-level="3"/>
      <text:h text:style-name="P11" text:outline-level="3"><text:span text:style-name="T12"><draw:frame draw:id="id1" draw:style-name="a1" draw:name="WordArt 3" text:anchor-type="as-char" svg:x="0in" svg:y="0in" svg:width="3in" svg:height="0.71806in" style:rel-width="scale" style:rel-height="scale"><draw:text-box><text:p text:style-name="P13"><text:span text:style-name="T14">имена</text:span></text:p></draw:text-box><svg:title/><svg:desc/></draw:frame></text:span></text:h>
      <text:h text:style-name="P15" text:outline-level="3"/>
      <text:h text:style-name="P16" text:outline-level="3"><text:span text:style-name="T17"><draw:frame draw:id="id2" draw:style-name="a2" draw:name="WordArt 4" text:anchor-type="as-char" svg:x="0in" svg:y="0in" svg:width="5.98611in" svg:height="1.10625in" style:rel-width="scale" style:rel-height="scale"><draw:text-box><text:p text:style-name="P18"><text:span text:style-name="T19">информатики</text:span></text:p></draw:text-box><svg:title/><svg:desc/></draw:frame></text:span></text:h>
      <text:h text:style-name="P20" text:outline-level="3"><text:span text:style-name="T21">Блез Паскаль<text:s/></text:span></text:h>
      <text:h text:style-name="P22" text:outline-level="3"><text:span text:style-name="T23"><draw:frame draw:style-name="a3" draw:name="Picture 4" text:anchor-type="as-char" svg:x="0in" svg:y="0in" svg:width="3.46875in" svg:height="4.13542in" style:rel-width="scale" style:rel-height="scale"><draw:image xlink:href="media/image1.jpeg" xlink:type="simple" xlink:show="embed" xlink:actuate="onLoad"/><svg:title/><svg:desc/></draw:frame></text:span></text:h>
      <text:h text:style-name="P24" text:outline-level="3"><text:span text:style-name="T25">1623-1662<text:s/></text:span></text:h>
      <text:section text:name="Sect1" text:style-name="S1">
        <text:h text:style-name="P26" text:outline-level="3"><text:span text:style-name="T27">БЛЕЗ ПАСКАЛЬ</text:span><text:span text:style-name="T28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h text:style-name="P29" text:outline-level="3"/>
        <text:h text:style-name="P30" text:outline-level="3"><text:span text:style-name="T31">Лейбниц<text:s/></text:span></text:h>
        <text:h text:style-name="P32" text:outline-level="3"><text:span text:style-name="T33">1646-1716<text:s/></text:span></text:h>
        <text:h text:style-name="P34" text:outline-level="3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5" text:outline-level="3"><text:span text:style-name="T36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span></text:h>
        <text:h text:style-name="P37" text:outline-level="3"/>
        <text:h text:style-name="P38" text:outline-level="3"/>
        <text:h text:style-name="P39" text:outline-level="3"><text:span text:style-name="T40">Чарльз Беббидж<text:s/></text:span></text:h>
        <text:h text:style-name="P41" text:outline-level="3"><text:span text:style-name="T42"><draw:frame draw:style-name="a4" draw:name="Picture 5" text:anchor-type="as-char" svg:x="0in" svg:y="0in" svg:width="1.5625in" svg:height="2.08333in" style:rel-width="scale" style:rel-height="scale"><draw:image xlink:href="media/image2.jpeg" xlink:type="simple" xlink:show="embed" xlink:actuate="onLoad"/><svg:title/><svg:desc/></draw:frame></text:span></text:h>
        <text:h text:style-name="P43" text:outline-level="3"><text:span text:style-name="T44">1792-1871</text:span></text:h>
        <text:h text:style-name="P45" text:outline-level="3"><text:span text:style-name="T46"><text:s/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47">первых</text:span><text:span text:style-name="T48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49" text:outline-level="3"><text:span text:style-name="T50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1">выражения</text:span><text:span text:style-name="T52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h text:style-name="P53" text:outline-level="3"/>
        <text:h text:style-name="P54" text:outline-level="3"><text:span text:style-name="T55">Ада Августа Байрон<text:s/></text:span></text:h>
        <text:h text:style-name="P56" text:outline-level="3"><text:span text:style-name="T57"><draw:frame draw:style-name="a5" draw:name="Picture 6" text:anchor-type="as-char" svg:x="0in" svg:y="0in" svg:width="2.5in" svg:height="3.67708in" style:rel-width="scale" style:rel-height="scale"><draw:image xlink:href="media/image3.jpeg" xlink:type="simple" xlink:show="embed" xlink:actuate="onLoad"/><svg:title/><svg:desc/></draw:frame></text:span></text:h>
        <text:h text:style-name="P58" text:outline-level="3"><text:span text:style-name="T59">1815-1852<text:s/></text:span></text:h>
        <text:h text:style-name="P60" text:outline-level="3"><text:span text:style-name="T61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Heading3" style:display-name="Heading 3" style:family="paragraph" style:parent-style-name="Normal" style:next-style-name="BodyText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Normal" style:display-name="Normal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Absatz-Standardschriftart" style:display-name="Absatz-Standardschriftart" style:family="text"/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Название" style:display-name="Название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Normal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68in" fo:margin-left="1.1916in" fo:margin-bottom="0.7868in" fo:margin-right="0.6006in" fo:border="0.0034in solid #000000" fo:padding-top="0.0138in" fo:padding-left="0.0416in" fo:padding-bottom="0.0138in" fo:padding-right="0.04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install</dc:creator>
    <meta:creation-date>2020-10-06T11:21:00Z</meta:creation-date>
    <dc:date>2020-10-06T11:21:00Z</dc:date>
    <meta:print-date>1900-01-01T08:00:00Z</meta:print-date>
    <meta:template xlink:href="Normal.dotm" xlink:type="simple"/>
    <meta:editing-cycles>1</meta:editing-cycles>
    <meta:editing-duration>PT0S</meta:editing-duration>
    <meta:document-statistic meta:page-count="1" meta:paragraph-count="14" meta:word-count="1100" meta:character-count="7362" meta:row-count="52" meta:non-whitespace-character-count="6276"/>
  </office:meta>
</office:document-meta>
</file>